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35" table:formula="of:=[.B2]" office:value-type="string" office:string-value="1. quarter" calcext:value-type="string">
            <text:p>1. quarter</text:p>
          </table:table-cell>
          <table:table-cell table:style-name="ce35" table:formula="of:=[.C2]" office:value-type="string" office:string-value="2. quarter" calcext:value-type="string">
            <text:p>2. quarter</text:p>
          </table:table-cell>
          <table:table-cell table:style-name="ce35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41" table:formula="of:=[.B6]*[.$B14]" office:value-type="float" office:value="2504850" calcext:value-type="float">
            <text:p><text:s/>2 504 850 Ft </text:p>
          </table:table-cell>
          <table:table-cell table:style-name="ce41" table:formula="of:=[.C6]*[.$B14]" office:value-type="float" office:value="5009700" calcext:value-type="float">
            <text:p><text:s/>5 009 700 Ft </text:p>
          </table:table-cell>
          <table:table-cell table:style-name="ce41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6" table:end-x="11.24mm" table:end-y="1.06mm" draw:z-index="0" draw:name="Diagram 4" draw:style-name="gr1" draw:text-style-name="P1" svg:width="217.42mm" svg:height="87.84mm" svg:x="1.64mm" svg:y="3.18mm">
              <loext:p draw:notify-on-update-of-ranges="Mo_példa_06_a.E9:Mo_példa_06_a.G10 Mo_példa_06_a.D11:Mo_példa_06_a.D11 Mo_példa_06_a.E11:Mo_példa_06_a.G11 Mo_példa_06_a.D12:Mo_példa_06_a.D12 Mo_példa_06_a.E12:Mo_példa_06_a.G12 Mo_példa_06_a.D13:Mo_példa_06_a.D13 Mo_példa_06_a.E13:Mo_példa_06_a.G13 Mo_példa_06_a.D14:Mo_példa_06_a.D14 Mo_példa_06_a.E14:Mo_példa_06_a.G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.00.00</text:date>, <text:time style:data-style-name="N2" text:time-value="14:30:41.1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4T14:31:26.246000000</dc:date>
    <meta:print-date>2006-09-05T16:08:04</meta:print-date>
    <meta:editing-duration>PT22M15S</meta:editing-duration>
    <meta:editing-cycles>11</meta:editing-cycles>
    <meta:generator>LibreOfficeDev/5.4.0.0.alpha0$Windows_x86 LibreOffice_project/529162307e9d6191fe43d50597504474b2c1a5ba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gap-width="2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-color="#ff007f" draw:fill-image-name="Excel_20_bitmap_20_1" dr3d:edge-rounding="5%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 dr3d:edge-rounding="5%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hatch" draw:fill-hatch-name="Red_20_Crossed_20_0_20_Degrees" draw:fill-image-name="Excel_20_bitmap_20_3" dr3d:edge-rounding="5%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gradient" draw:fill-gradient-name="Tango_20_Gray" draw:gradient-step-count="0" draw:fill-image-name="Excel_20_bitmap_20_4" dr3d:edge-rounding="5%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743cm" svg:height="8.785cm" xlink:href=".." xlink:type="simple" chart:class="chart:bar" chart:style-name="ch1">
        <chart:title svg:x="9.137cm" svg:y="0.309cm" chart:style-name="ch2">
          <text:p>Annaul Revenue</text:p>
        </chart:title>
        <chart:legend svg:x="18.744cm" svg:y="2.9cm" style:legend-expansion="custom" chartooo:width="2.83cm" chartooo:height="2.607cm" style:legend-expansion-aspect-ratio="1.0855389336402" chart:style-name="ch3"/>
        <chart:plot-area chart:style-name="ch4" table:cell-range-address="Mo_példa_06_a.D9:Mo_példa_06_a.G14" chart:data-source-has-labels="both" svg:x="1.188cm" svg:y="1.173cm" svg:width="17.129cm" svg:height="6.771cm">
          <chartooo:coordinate-region svg:x="3.582cm" svg:y="1.346cm" svg:width="14.735cm" svg:height="6.004cm"/>
          <chart:axis chart:dimension="x" chart:name="primary-x" chart:style-name="ch5" chartooo:axis-type="auto">
            <chartooo:date-scale/>
            <chart:title svg:x="8.888cm" svg:y="8.119cm" chart:style-name="ch6">
              <text:p>Income (Ft)</text:p>
            </chart:title>
            <chart:categories table:cell-range-address="Mo_példa_06_a.E9:Mo_példa_06_a.G10"/>
          </chart:axis>
          <chart:axis chart:dimension="y" chart:name="primary-y" chart:style-name="ch7">
            <chart:title svg:x="0.246cm" svg:y="5.422cm" chart:style-name="ch8">
              <text:p>Income (Ft)</text:p>
            </chart:title>
            <chart:grid chart:class="major"/>
          </chart:axis>
          <chart:series chart:style-name="ch9" chart:values-cell-range-address="Mo_példa_06_a.E11:Mo_példa_06_a.G11" chart:label-cell-address="Mo_példa_06_a.D11:Mo_példa_06_a.D11" chart:class="chart:bar">
            <chart:data-point chart:repeated="3"/>
          </chart:series>
          <chart:series chart:style-name="ch10" chart:values-cell-range-address="Mo_példa_06_a.E12:Mo_példa_06_a.G12" chart:label-cell-address="Mo_példa_06_a.D12:Mo_példa_06_a.D12" chart:class="chart:bar">
            <chart:data-point chart:repeated="3"/>
          </chart:series>
          <chart:series chart:style-name="ch11" chart:values-cell-range-address="Mo_példa_06_a.E13:Mo_példa_06_a.G13" chart:label-cell-address="Mo_példa_06_a.D13:Mo_példa_06_a.D13" chart:class="chart:bar">
            <chart:data-point chart:repeated="3"/>
          </chart:series>
          <chart:series chart:style-name="ch12" chart:values-cell-range-address="Mo_példa_06_a.E14:Mo_példa_06_a.G14" chart:label-cell-address="Mo_példa_06_a.D14:Mo_példa_06_a.D1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text:list>
                  <text:list-item>
                    <text:p/>
                  </text:list-item>
                  <text:list-item>
                    <text:p>1. quarter</text:p>
                  </text:list-item>
                </text:list>
                <draw:g>
                  <svg:desc>Mo_példa_06_a.E9:Mo_példa_06_a.G10</svg:desc>
                </draw:g>
              </table:table-cell>
              <table:table-cell office:value-type="string">
                <text:p>2. quarter</text:p>
                <text:list>
                  <text:list-item>
                    <text:p/>
                  </text:list-item>
                  <text:list-item>
                    <text:p>2. quarter</text:p>
                  </text:list-item>
                </text:list>
              </table:table-cell>
              <table:table-cell office:value-type="string">
                <text:p>3. quarter</text:p>
                <text:list>
                  <text:list-item>
                    <text:p/>
                  </text:list-item>
                  <text:list-item>
                    <text:p>3. quarte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G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G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G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G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529162307e9d6191fe43d50597504474b2c1a5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Red_20_Crossed_20_0_20_Degrees" draw:display-name="Red Crossed 0 Degrees" draw:style="double" draw:color="#800000" draw:distance="0.076cm" draw:rotation="900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